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104a" officeooo:paragraph-rsid="0011104a"/>
    </style:style>
    <style:style style:name="P2" style:family="paragraph" style:parent-style-name="Heading_20_3">
      <style:text-properties officeooo:rsid="0011104a" officeooo:paragraph-rsid="0011104a"/>
    </style:style>
    <style:style style:name="P3" style:family="paragraph" style:parent-style-name="Text_20_body">
      <style:text-properties officeooo:rsid="00148e56" officeooo:paragraph-rsid="00148e56"/>
    </style:style>
    <style:style style:name="P4" style:family="paragraph" style:parent-style-name="Title">
      <style:text-properties style:font-name="Liberation Sans" fo:font-size="28pt" fo:font-weight="bold" officeooo:rsid="0012c635" officeooo:paragraph-rsid="0012c635" style:font-name-asian="Noto Sans CJK SC" style:font-size-asian="28pt" style:font-weight-asian="bold" style:font-name-complex="Lohit Devanagari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d libraries</text:p>
      <text:p text:style-name="P3">Python==3.9.7</text:p>
      <text:p text:style-name="P3">pandas==1.2.4</text:p>
      <text:p text:style-name="P3">scikit-learn==0.24.2</text:p>
      <text:p text:style-name="P3">seaborn==0.11.1</text:p>
      <text:p text:style-name="P3">shap==0.40.0</text:p>
      <text:p text:style-name="P1"/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3:57:59.944764146</meta:creation-date>
    <dc:date>2021-11-25T17:16:53.449993773</dc:date>
    <meta:editing-duration>PT4M10S</meta:editing-duration>
    <meta:editing-cycles>3</meta:editing-cycles>
    <meta:generator>LibreOffice/7.2.2.2$Linux_X86_64 LibreOffice_project/20$Build-2</meta:generator>
    <meta:document-statistic meta:table-count="0" meta:image-count="0" meta:object-count="0" meta:page-count="1" meta:paragraph-count="6" meta:word-count="7" meta:character-count="87" meta:non-whitespace-character-count="86"/>
  </office:meta>
</office:document-meta>
</file>